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 style:list-style-name="L1">
      <style:graphic-properties fo:min-height="0.774cm" fo:min-width="2.771cm"/>
      <style:paragraph-properties style:writing-mode="lr-tb"/>
    </style:style>
    <style:style style:name="gr16" style:family="graphic" style:parent-style-name="FLOW">
      <style:graphic-properties fo:min-height="0.524cm" fo:min-width="2.496cm"/>
      <style:paragraph-properties style:writing-mode="lr-tb"/>
    </style:style>
    <style:style style:name="gr17" style:family="graphic" style:parent-style-name="FLOW">
      <style:graphic-properties fo:min-height="0.714cm" fo:min-width="3.639cm"/>
      <style:paragraph-properties style:writing-mode="lr-tb"/>
    </style:style>
    <style:style style:name="gr18" style:family="graphic" style:parent-style-name="FLOW">
      <style:graphic-properties fo:min-height="2.366cm" fo:min-width="2.37cm"/>
      <style:paragraph-properties style:writing-mode="lr-tb"/>
    </style:style>
    <style:style style:name="gr19" style:family="graphic" style:parent-style-name="FLOW">
      <style:graphic-properties fo:min-height="1.095cm" fo:min-width="4.02cm"/>
      <style:paragraph-properties style:writing-mode="lr-tb"/>
    </style:style>
    <style:style style:name="gr20" style:family="graphic" style:parent-style-name="FLOW">
      <style:graphic-properties fo:min-height="0.334cm" fo:min-width="2.37cm"/>
      <style:paragraph-properties style:writing-mode="lr-tb"/>
    </style:style>
    <style:style style:name="gr21" style:family="graphic" style:parent-style-name="FLOW">
      <style:graphic-properties fo:min-height="0.588cm" fo:min-width="2.37cm"/>
      <style:paragraph-properties style:writing-mode="lr-tb"/>
    </style:style>
    <style:style style:name="gr22" style:family="graphic" style:parent-style-name="FLOW">
      <style:graphic-properties fo:min-height="0.46cm" fo:min-width="4.02cm"/>
      <style:paragraph-properties style:writing-mode="lr-tb"/>
    </style:style>
    <style:style style:name="gr23" style:family="graphic" style:parent-style-name="FLOW">
      <style:graphic-properties fo:min-height="0.841cm" fo:min-width="4.02cm"/>
      <style:paragraph-properties style:writing-mode="lr-tb"/>
    </style:style>
    <style:style style:name="gr24" style:family="graphic" style:parent-style-name="FLOW">
      <style:graphic-properties fo:min-height="0.841cm" fo:min-width="4.401cm"/>
      <style:paragraph-properties style:writing-mode="lr-tb"/>
    </style:style>
    <style:style style:name="gr25" style:family="graphic" style:parent-style-name="FLOW">
      <style:graphic-properties fo:min-height="0.416cm" fo:min-width="3.399cm"/>
      <style:paragraph-properties style:writing-mode="lr-tb"/>
    </style:style>
    <style:style style:name="gr26" style:family="graphic" style:parent-style-name="FLOW">
      <style:graphic-properties fo:min-height="0.714cm" fo:min-width="3.12cm"/>
      <style:paragraph-properties style:writing-mode="lr-tb"/>
    </style:style>
    <style:style style:name="gr27" style:family="graphic" style:parent-style-name="FLOW">
      <style:graphic-properties fo:min-height="0.968cm" fo:min-width="2.052cm"/>
      <style:paragraph-properties style:writing-mode="lr-tb"/>
    </style:style>
    <style:style style:name="gr28" style:family="graphic" style:parent-style-name="FLOW">
      <style:graphic-properties fo:min-height="2.479cm" fo:min-width="2.664cm"/>
      <style:paragraph-properties style:writing-mode="lr-tb"/>
    </style:style>
    <style:style style:name="gr29" style:family="graphic" style:parent-style-name="FLOW">
      <style:graphic-properties fo:min-height="0.968cm" fo:min-width="3.004cm"/>
      <style:paragraph-properties style:writing-mode="lr-tb"/>
    </style:style>
    <style:style style:name="gr30" style:family="graphic" style:parent-style-name="FLOW">
      <style:graphic-properties fo:min-height="1.349cm" fo:min-width="3.385cm"/>
      <style:paragraph-properties style:writing-mode="lr-tb"/>
    </style:style>
    <style:style style:name="gr31" style:family="graphic" style:parent-style-name="FLOW">
      <style:graphic-properties fo:min-height="1.095cm" fo:min-width="3.385cm"/>
      <style:paragraph-properties style:writing-mode="lr-tb"/>
    </style:style>
    <style:style style:name="gr32" style:family="graphic" style:parent-style-name="FLOW" style:list-style-name="L1">
      <style:graphic-properties fo:min-height="1.095cm" fo:min-width="3.639cm"/>
      <style:paragraph-properties style:writing-mode="lr-tb"/>
    </style:style>
    <style:style style:name="gr33" style:family="graphic" style:parent-style-name="FLOW">
      <style:graphic-properties fo:min-height="1.068cm" fo:min-width="3.296cm"/>
      <style:paragraph-properties style:writing-mode="lr-tb"/>
    </style:style>
    <style:style style:name="gr34" style:family="graphic" style:parent-style-name="FLOW">
      <style:graphic-properties fo:min-height="0.416cm" fo:min-width="3.231cm"/>
      <style:paragraph-properties style:writing-mode="lr-tb"/>
    </style:style>
    <style:style style:name="gr35" style:family="graphic" style:parent-style-name="FLOW">
      <style:graphic-properties fo:min-height="1.095cm" fo:min-width="3.104cm"/>
      <style:paragraph-properties style:writing-mode="lr-tb"/>
    </style:style>
    <style:style style:name="gr36" style:family="graphic" style:parent-style-name="FLOW">
      <style:graphic-properties fo:min-height="1.095cm" fo:min-width="4.147cm"/>
      <style:paragraph-properties style:writing-mode="lr-tb"/>
    </style:style>
    <style:style style:name="gr37" style:family="graphic" style:parent-style-name="FLOW">
      <style:graphic-properties fo:min-height="0.651cm" fo:min-width="1.671cm"/>
      <style:paragraph-properties style:writing-mode="lr-tb"/>
    </style:style>
    <style:style style:name="gr38" style:family="graphic" style:parent-style-name="FLOW">
      <style:graphic-properties fo:min-height="0.824cm" fo:min-width="1.671cm"/>
      <style:paragraph-properties style:writing-mode="lr-tb"/>
    </style:style>
    <style:style style:name="gr39" style:family="graphic" style:parent-style-name="FLOW">
      <style:graphic-properties fo:min-height="0.968cm" fo:min-width="3.12cm"/>
      <style:paragraph-properties style:writing-mode="lr-tb"/>
    </style:style>
    <style:style style:name="gr40" style:family="graphic" style:parent-style-name="FLOW">
      <style:graphic-properties fo:min-height="0.968cm" fo:min-width="3.612cm"/>
      <style:paragraph-properties style:writing-mode="lr-tb"/>
    </style:style>
    <style:style style:name="gr41" style:family="graphic" style:parent-style-name="FLOW">
      <style:graphic-properties fo:min-height="1.095cm" fo:min-width="3.893cm"/>
      <style:paragraph-properties style:writing-mode="lr-tb"/>
    </style:style>
    <style:style style:name="gr42" style:family="graphic" style:parent-style-name="FLOW">
      <style:graphic-properties fo:min-height="1.73cm" fo:min-width="3.766cm"/>
      <style:paragraph-properties style:writing-mode="lr-tb"/>
    </style:style>
    <style:style style:name="gr43" style:family="graphic" style:parent-style-name="FLOW">
      <style:graphic-properties fo:min-height="0.397cm" fo:min-width="2.307cm"/>
      <style:paragraph-properties style:writing-mode="lr-tb"/>
    </style:style>
    <style:style style:name="gr44" style:family="graphic" style:parent-style-name="FLOW">
      <style:graphic-properties fo:min-height="1.475cm" fo:min-width="5.571cm"/>
      <style:paragraph-properties style:writing-mode="lr-tb"/>
    </style:style>
    <style:style style:name="gr45" style:family="graphic" style:parent-style-name="FLOW">
      <style:graphic-properties fo:min-height="0.685cm" fo:min-width="3.459cm"/>
      <style:paragraph-properties style:writing-mode="lr-tb"/>
    </style:style>
    <style:style style:name="gr46" style:family="graphic" style:parent-style-name="FLOW">
      <style:graphic-properties fo:min-height="0.84cm" fo:min-width="4.047cm"/>
      <style:paragraph-properties style:writing-mode="lr-tb"/>
    </style:style>
    <style:style style:name="gr47" style:family="graphic" style:parent-style-name="FLOW">
      <style:graphic-properties fo:min-height="0.397cm" fo:min-width="2.574cm"/>
      <style:paragraph-properties style:writing-mode="lr-tb"/>
    </style:style>
    <style:style style:name="gr48" style:family="graphic" style:parent-style-name="FLOW_20_Arrow">
      <style:graphic-properties draw:textarea-vertical-align="middle"/>
      <style:paragraph-properties style:writing-mode="lr-tb"/>
    </style:style>
    <style:style style:name="gr49" style:family="graphic" style:parent-style-name="FLOW">
      <style:graphic-properties fo:min-height="0.397cm" fo:min-width="2.75cm"/>
      <style:paragraph-properties style:writing-mode="lr-tb"/>
    </style:style>
    <style:style style:name="gr50" style:family="graphic" style:parent-style-name="FLOW">
      <style:graphic-properties fo:min-height="0.84cm" fo:min-width="4.655cm"/>
      <style:paragraph-properties style:writing-mode="lr-tb"/>
    </style:style>
    <style:style style:name="gr51" style:family="graphic" style:parent-style-name="FLOW">
      <style:graphic-properties fo:min-height="0.84cm" fo:min-width="4.864cm"/>
      <style:paragraph-properties style:writing-mode="lr-tb"/>
    </style:style>
    <style:style style:name="gr52" style:family="graphic" style:parent-style-name="FLOW">
      <style:graphic-properties fo:min-height="0.84cm" fo:min-width="6.32cm"/>
      <style:paragraph-properties style:writing-mode="lr-tb"/>
    </style:style>
    <style:style style:name="gr53" style:family="graphic" style:parent-style-name="FLOW_20_Arrow">
      <style:graphic-properties draw:marker-end=""/>
      <style:paragraph-properties style:writing-mode="lr-tb"/>
    </style:style>
    <style:style style:name="gr54" style:family="graphic" style:parent-style-name="FLOW">
      <style:graphic-properties fo:min-height="0.84cm" fo:min-width="5.063cm"/>
      <style:paragraph-properties style:writing-mode="lr-tb"/>
    </style:style>
    <style:style style:name="gr55" style:family="graphic" style:parent-style-name="FLOW">
      <style:graphic-properties fo:min-height="0.84cm" fo:min-width="6.306cm"/>
      <style:paragraph-properties style:writing-mode="lr-tb"/>
    </style:style>
    <style:style style:name="gr56" style:family="graphic" style:parent-style-name="FLOW">
      <style:graphic-properties fo:min-height="0.84cm" fo:min-width="3.512cm"/>
      <style:paragraph-properties style:writing-mode="lr-tb"/>
    </style:style>
    <style:style style:name="P1" style:family="paragraph">
      <style:paragraph-properties fo:text-align="center" style:writing-mode="lr-tb"/>
      <style:text-properties fo:language="es" fo:country="AR"/>
    </style:style>
    <style:style style:name="P2" style:family="paragraph">
      <style:paragraph-properties style:writing-mode="lr-tb"/>
      <style:text-properties fo:language="es" fo:country="AR"/>
    </style:style>
    <style:style style:name="P3" style:family="paragraph">
      <style:text-properties fo:language="es" fo:country="A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fo:language="es" fo:country="A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anguage="es" fo:country="A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language="es" fo:country="AR"/>
    </style:style>
    <style:style style:name="P10" style:family="paragraph">
      <style:paragraph-properties fo:text-align="end" style:writing-mode="lr-tb"/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anguage="es" fo:country="AR" fo:hyphenate="false" loext:hyphenation-no-caps="false"/>
    </style:style>
    <style:style style:name="P12" style:family="paragraph">
      <style:paragraph-properties fo:text-align="end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font-size="12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2.286cm" svg:x="7.039cm" svg:y="4.175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.193cm" svg:height="1.016cm" draw:transform="rotate (0.000174532925199433) translate (7.166cm 1.635cm)">
          <text:p text:style-name="P2"><text:span text:style-name="T1">Inicio de Program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556cm" svg:height="1.016cm" svg:x="2.759cm" svg:y="6.96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263cm" svg:y1="2.651cm" svg:x2="9.262cm" svg:y2="4.175cm" draw:start-shape="id1" draw:start-glue-point="6" draw:end-shape="id2" draw:end-glue-point="4" svg:d="M9263 2651v762h-1v762" svg:viewBox="0 0 2 1525">
          <text:p/>
        </draw:connector>
        <draw:connector draw:style-name="gr3" draw:text-style-name="P5" draw:layer="layout" svg:x1="7.039cm" svg:y1="5.318cm" svg:x2="4.537cm" svg:y2="6.969cm" draw:start-shape="id2" draw:start-glue-point="5" draw:end-shape="id3" draw:end-glue-point="4" svg:d="M7039 5318h-2502v1651" svg:viewBox="0 0 2503 1652">
          <text:p text:style-name="P4"><text:span text:style-name="T2">Si</text:span></text:p>
        </draw:connector>
        <draw:custom-shape draw:style-name="gr4" draw:text-style-name="P1" xml:id="id4" draw:id="id4" draw:layer="layout" svg:width="4.572cm" svg:height="2.286cm" svg:x="2.251cm" svg:y="10.017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794cm" svg:height="1.016cm" draw:transform="rotate (0.000174532925199433) translate (3.159cm 14.97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4.537cm" svg:y1="7.985cm" svg:x2="4.537cm" svg:y2="10.017cm" draw:start-shape="id3" draw:start-glue-point="6" draw:end-shape="id4" draw:end-glue-point="4" svg:d="M4537 7985v2032" svg:viewBox="0 0 1 2033">
          <text:p/>
        </draw:connector>
        <draw:connector draw:style-name="gr6" draw:text-style-name="P7" draw:layer="layout" draw:line-skew="0cm -0.616cm" svg:x1="2.251cm" svg:y1="11.16cm" svg:x2="4.537cm" svg:y2="10.017cm" draw:start-shape="id4" draw:start-glue-point="5" draw:end-shape="id4" draw:end-glue-point="4" svg:d="M2251 11160h-527v-2286h2813v1143" svg:viewBox="0 0 2814 2287">
          <text:p text:style-name="P6"><text:span text:style-name="T1">Si</text:span></text:p>
        </draw:connector>
        <draw:connector draw:style-name="gr3" draw:text-style-name="P9" draw:layer="layout" svg:x1="4.537cm" svg:y1="12.303cm" svg:x2="4.556cm" svg:y2="14.97cm" draw:start-shape="id4" draw:start-glue-point="6" draw:end-shape="id5" draw:end-glue-point="4" svg:d="M4537 12303v1334h19v1333" svg:viewBox="0 0 20 2668">
          <text:p text:style-name="P8"><text:span text:style-name="T1"><text:s text:c="4"/></text:span><text:span text:style-name="T1">No</text:span></text:p>
        </draw:connector>
        <draw:custom-shape draw:style-name="gr7" draw:text-style-name="P1" xml:id="id6" draw:id="id6" draw:layer="layout" svg:width="4.445cm" svg:height="2.286cm" svg:x="11.373cm" svg:y="6.715cm">
          <text:p text:style-name="P1"><text:span text:style-name="T1">Conf.txt</text:span></text:p>
          <text:p text:style-name="P1"><text:span text:style-name="T1">exis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6.801cm" svg:y="14.335cm">
          <text:p text:style-name="P1"><text:span text:style-name="T1">SSID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6"><text:span text:style-name="T1">No</text:span></text:p>
        </draw:connector>
        <draw:custom-shape draw:style-name="gr9" draw:text-style-name="P2" xml:id="id7" draw:id="id7" draw:layer="layout" svg:width="3.556cm" svg:height="1.397cm" svg:x="7.309cm" svg:y="8.874cm">
          <text:p text:style-name="P2"><text:span text:style-name="T1">Declaración </text:span></text:p>
          <text:p text:style-name="P2"><text:span text:style-name="T1">d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1.778cm" svg:x="7.309cm" svg:y="11.414cm">
          <text:p text:style-name="P2"><text:span text:style-name="T1">Carga de </text:span></text:p>
          <text:p text:style-name="P2"><text:span text:style-name="T1">configuración </text:span></text:p>
          <text:p text:style-name="P2"><text:span text:style-name="T1">guard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2" draw:id="id12" draw:layer="layout" svg:width="3.556cm" svg:height="1.524cm" svg:x="7.309cm" svg:y="19.677cm">
          <text:p text:style-name="P2"><text:span text:style-name="T1">Configurar hora </text:span></text:p>
          <text:p text:style-name="P2"><text:span text:style-name="T1">y sens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3.556cm" svg:height="1.016cm" svg:x="7.309cm" svg:y="17.891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10.271cm" svg:x2="9.087cm" svg:y2="11.414cm" draw:start-shape="id7" draw:start-glue-point="6" draw:end-shape="id8" draw:end-glue-point="4" svg:d="M9087 10271v1143" svg:viewBox="0 0 1 1144">
          <text:p/>
        </draw:connector>
        <draw:connector draw:style-name="FLOW_20_Arrow" draw:text-style-name="P3" draw:layer="layout" svg:x1="9.087cm" svg:y1="13.192cm" svg:x2="9.087cm" svg:y2="14.335cm" draw:start-shape="id8" draw:start-glue-point="6" draw:end-shape="id9" draw:end-glue-point="4" svg:d="M9087 13192v1143" svg:viewBox="0 0 1 1144">
          <text:p/>
        </draw:connector>
        <draw:connector draw:style-name="gr3" draw:text-style-name="P7" draw:layer="layout" svg:x1="9.087cm" svg:y1="16.621cm" svg:x2="9.087cm" svg:y2="17.891cm" draw:start-shape="id9" draw:start-glue-point="6" draw:end-shape="id10" draw:end-glue-point="4" svg:d="M9087 16621v1270" svg:viewBox="0 0 1 1271">
          <text:p text:style-name="P6"><text:span text:style-name="T1"><text:s text:c="3"/></text:span><text:span text:style-name="T1">Si</text:span></text:p>
        </draw:connector>
        <draw:connector draw:style-name="gr3" draw:text-style-name="P7" draw:layer="layout" svg:x1="13.596cm" svg:y1="9.001cm" svg:x2="13.595cm" svg:y2="17.382cm" draw:start-shape="id6" draw:start-glue-point="6" draw:end-shape="id11" draw:end-glue-point="4" svg:d="M13596 9001v4191h-1v4190" svg:viewBox="0 0 2 8382">
          <text:p text:style-name="P6"><text:span text:style-name="T1"><text:s text:c="3"/></text:span><text:span text:style-name="T1">No</text:span></text:p>
        </draw:connector>
        <draw:connector draw:style-name="FLOW_20_Arrow" draw:text-style-name="P3" draw:layer="layout" svg:x1="9.087cm" svg:y1="18.907cm" svg:x2="9.087cm" svg:y2="19.677cm" draw:start-shape="id10" draw:start-glue-point="6" draw:end-shape="id12" draw:end-glue-point="4" svg:d="M9087 18907v770" svg:viewBox="0 0 1 771">
          <text:p/>
        </draw:connector>
        <draw:connector draw:style-name="gr3" draw:text-style-name="P7" draw:layer="layout" svg:x1="11.373cm" svg:y1="15.478cm" svg:x2="13.595cm" svg:y2="17.382cm" draw:start-shape="id9" draw:start-glue-point="7" draw:end-shape="id11" draw:end-glue-point="4" svg:d="M11373 15478h2222v1904" svg:viewBox="0 0 2223 1905">
          <text:p text:style-name="P6"><text:span text:style-name="T1">No</text:span></text:p>
        </draw:connector>
        <draw:connector draw:style-name="gr8" draw:text-style-name="P10" draw:layer="layout" svg:x1="11.373cm" svg:y1="7.858cm" svg:x2="9.087cm" svg:y2="8.874cm" draw:start-shape="id6" draw:start-glue-point="5" draw:end-shape="id7" draw:end-glue-point="4" svg:d="M11373 7858h-2286v1016" svg:viewBox="0 0 2287 1017">
          <text:p text:style-name="P4"><text:span text:style-name="T1">Si</text:span></text:p>
        </draw:connector>
        <draw:custom-shape draw:style-name="gr11" draw:text-style-name="P2" xml:id="id13" draw:id="id13" draw:layer="layout" svg:width="3.556cm" svg:height="1.524cm" svg:x="7.31cm" svg:y="21.877cm">
          <text:p text:style-name="P2"><text:span text:style-name="T1">Conectar MQ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4" draw:id="id14" draw:layer="layout" svg:width="4.364cm" svg:height="1.524cm" svg:x="6.92cm" svg:y="24.077cm">
          <text:p text:style-name="P2"><text:span text:style-name="T1">Configurar y habilitar </text:span></text:p>
          <text:p text:style-name="P2"><text:span text:style-name="T1">Tim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087cm" svg:y1="21.201cm" svg:x2="9.088cm" svg:y2="21.877cm" draw:start-shape="id12" draw:start-glue-point="6" draw:end-shape="id13" draw:end-glue-point="4" svg:d="M9087 21201v338h1v338" svg:viewBox="0 0 2 677">
          <text:p/>
        </draw:connector>
        <draw:connector draw:style-name="FLOW_20_Arrow" draw:text-style-name="P3" draw:layer="layout" svg:x1="9.088cm" svg:y1="23.401cm" svg:x2="9.102cm" svg:y2="24.077cm" draw:start-shape="id13" draw:start-glue-point="6" draw:end-shape="id14" draw:end-glue-point="4" svg:d="M9088 23401v338h14v338" svg:viewBox="0 0 15 677">
          <text:p/>
        </draw:connector>
        <draw:custom-shape draw:style-name="gr13" draw:text-style-name="P11" xml:id="id11" draw:id="id11" draw:layer="layout" svg:width="3.683cm" svg:height="1.524cm" draw:transform="rotate (0.000174532925199433) translate (11.754cm 17.38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15" draw:id="id15" draw:layer="layout" svg:width="2.894cm" svg:height="1.016cm" draw:transform="rotate (0.000174532925199433) translate (7.682cm 26.527cm)">
          <text:p text:style-name="P2"><text:span text:style-name="T1">Stand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9.102cm" svg:y1="25.601cm" svg:x2="9.129cm" svg:y2="26.526cm" draw:start-shape="id14" draw:start-glue-point="6" draw:end-shape="id15" draw:end-glue-point="4" svg:d="M9102 25601v463h27v462" svg:viewBox="0 0 28 926">
          <text:p/>
        </draw:connector>
        <draw:custom-shape draw:style-name="gr15" draw:text-style-name="P11" xml:id="id17" draw:id="id17" draw:layer="layout" svg:width="3.683cm" svg:height="1.524cm" draw:transform="rotate (0.000174532925199433) translate (19.034cm 1.636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16" draw:id="id16" draw:layer="layout" svg:width="6.096cm" svg:height="1.651cm" svg:x="17.791cm" svg:y="4.683cm">
          <text:p text:style-name="P1"><text:span text:style-name="T1">Nuevo HTTP Reque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23.887cm" svg:y1="5.509cm" svg:x2="20.839cm" svg:y2="4.683cm" draw:start-shape="id16" draw:start-glue-point="7" draw:end-shape="id16" draw:end-glue-point="4" svg:d="M23887 5509h528v-1354h-3576v528" svg:viewBox="0 0 3577 1355">
          <text:p text:style-name="P4">No</text:p>
        </draw:connector>
        <draw:connector draw:style-name="FLOW_20_Arrow" draw:layer="layout" svg:x1="20.875cm" svg:y1="3.159cm" svg:x2="20.839cm" svg:y2="4.683cm" draw:start-shape="id17" draw:start-glue-point="6" draw:end-shape="id16" draw:end-glue-point="4" svg:d="M20875 3159v762h-36v762" svg:viewBox="0 0 37 1525">
          <text:p/>
        </draw:connector>
        <draw:custom-shape draw:style-name="gr17" draw:text-style-name="P2" xml:id="id18" draw:id="id18" draw:layer="layout" svg:width="4.191cm" svg:height="1.016cm" svg:x="18.78cm" svg:y="7.477cm">
          <text:p text:style-name="P2"><text:span text:style-name="T1">Parseo de Mensaj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9" draw:id="id19" draw:layer="layout" svg:width="5.842cm" svg:height="5.334cm" svg:x="17.891cm" svg:y="9.128cm">
          <text:p text:style-name="P1"><text:span text:style-name="T1">Formato de </text:span></text:p>
          <text:p text:style-name="P1"><text:span text:style-name="T1">configuración valido?</text:span></text:p>
          <text:p text:style-name="P1"><text:span text:style-name="T1">wifi_ssid</text:span></text:p>
          <text:p text:style-name="P1"><text:span text:style-name="T1">wifi_pword</text:span></text:p>
          <text:p text:style-name="P1"><text:span text:style-name="T1">mqtt_url</text:span></text:p>
          <text:p text:style-name="P1"><text:span text:style-name="T1">mqtt_us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xml:id="id20" draw:id="id20" draw:layer="layout" svg:width="4.572cm" svg:height="1.397cm" svg:x="22.844cm" svg:y="13.192cm">
          <text:p text:style-name="P2"><text:span text:style-name="T1">Guardar configuración </text:span></text:p>
          <text:p text:style-name="P2"><text:span text:style-name="T1">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21" draw:id="id21" draw:layer="layout" svg:width="5.842cm" svg:height="1.27cm" svg:x="17.891cm" svg:y="16.367cm">
          <text:p text:style-name="P1"><text:span text:style-name="T1">Command==”reset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3" draw:layer="layout" svg:x1="20.839cm" svg:y1="6.334cm" svg:x2="20.876cm" svg:y2="7.477cm" draw:start-shape="id16" draw:start-glue-point="6" draw:end-shape="id18" draw:end-glue-point="4" svg:d="M20839 6334v572h37v571" svg:viewBox="0 0 38 1144">
          <text:p><text:s text:c="3"/>Si</text:p>
        </draw:connector>
        <draw:connector draw:style-name="gr8" draw:text-style-name="P13" draw:layer="layout" svg:x1="23.733cm" svg:y1="11.795cm" svg:x2="25.13cm" svg:y2="13.192cm" draw:start-shape="id19" draw:start-glue-point="7" draw:end-shape="id20" draw:end-glue-point="4" svg:d="M23733 11795h1397v1397" svg:viewBox="0 0 1398 1398">
          <text:p>Si</text:p>
        </draw:connector>
        <draw:connector draw:style-name="gr8" draw:text-style-name="P13" draw:layer="layout" svg:x1="20.812cm" svg:y1="14.462cm" svg:x2="20.812cm" svg:y2="16.367cm" draw:start-shape="id19" draw:start-glue-point="6" draw:end-shape="id21" draw:end-glue-point="4" svg:d="M20812 14462v1905" svg:viewBox="0 0 1 1906">
          <text:p><text:s text:c="3"/>No</text:p>
        </draw:connector>
        <draw:connector draw:style-name="FLOW_20_Arrow" draw:layer="layout" svg:x1="25.13cm" svg:y1="14.589cm" svg:x2="20.812cm" svg:y2="16.367cm" draw:start-shape="id20" draw:start-glue-point="6" draw:end-shape="id21" draw:end-glue-point="4" svg:d="M25130 14589v889h-4318v889" svg:viewBox="0 0 4319 1779">
          <text:p/>
        </draw:connector>
        <draw:connector draw:style-name="FLOW_20_Arrow" draw:layer="layout" svg:x1="20.876cm" svg:y1="8.493cm" svg:x2="20.812cm" svg:y2="9.128cm" draw:start-shape="id18" draw:start-glue-point="6" draw:end-shape="id19" draw:end-glue-point="4" svg:d="M20876 8493v318h-64v317" svg:viewBox="0 0 65 636">
          <text:p/>
        </draw:connector>
        <draw:custom-shape draw:style-name="gr19" draw:text-style-name="P2" xml:id="id22" draw:id="id22" draw:layer="layout" svg:width="4.572cm" svg:height="1.397cm" svg:x="18.526cm" svg:y="18.78cm">
          <text:p text:style-name="P2"><text:span text:style-name="T1">Leer configuración </text:span></text:p>
          <text:p text:style-name="P2"><text:span text:style-name="T1">de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svg:x1="20.812cm" svg:y1="17.637cm" svg:x2="20.812cm" svg:y2="18.78cm" draw:start-shape="id21" draw:start-glue-point="6" draw:end-shape="id22" draw:end-glue-point="4" svg:d="M20812 17637v1143" svg:viewBox="0 0 1 1144">
          <text:p><text:s text:c="3"/>Si</text:p>
        </draw:connector>
        <draw:custom-shape draw:style-name="gr21" draw:text-style-name="P1" xml:id="id23" draw:id="id23" draw:layer="layout" svg:width="5.842cm" svg:height="1.778cm" svg:x="17.891cm" svg:y="21.32cm">
          <text:p text:style-name="P1"><text:span text:style-name="T1">mqtt_user==”provision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20.812cm" svg:y1="20.177cm" svg:x2="20.812cm" svg:y2="21.32cm" draw:start-shape="id22" draw:start-glue-point="6" draw:end-shape="id23" draw:end-glue-point="4" svg:d="M20812 20177v1143" svg:viewBox="0 0 1 1144">
          <text:p/>
        </draw:connector>
        <draw:connector draw:style-name="gr6" draw:text-style-name="P14" draw:layer="layout" draw:line-skew="3.763cm" svg:x1="23.733cm" svg:y1="17.002cm" svg:x2="20.839cm" svg:y2="4.683cm" draw:start-shape="id21" draw:start-glue-point="7" draw:end-shape="id16" draw:end-glue-point="4" svg:d="M23733 17002h4445v-12847h-7339v528" svg:viewBox="0 0 7340 12848">
          <text:p text:style-name="P6"><text:s text:c="23"/>No</text:p>
        </draw:connector>
        <draw:custom-shape draw:style-name="gr22" draw:text-style-name="P2" xml:id="id24" draw:id="id24" draw:layer="layout" svg:width="4.572cm" svg:height="0.762cm" svg:x="18.548cm" svg:y="23.86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25" draw:id="id25" draw:layer="layout" svg:width="4.572cm" svg:height="1.143cm" svg:x="18.548cm" svg:y="25.257cm">
          <text:p text:style-name="P2"><text:span text:style-name="T1">Conectar MQTT con </text:span></text:p>
          <text:p text:style-name="P2"><text:span text:style-name="T1">user “provisio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xml:id="id26" draw:id="id26" draw:layer="layout" svg:width="4.572cm" svg:height="1.143cm" svg:x="18.548cm" svg:y="27.035cm">
          <text:p text:style-name="P2"><text:span text:style-name="T1">Subscribirse a Topic</text:span></text:p>
          <text:p text:style-name="P2"><text:span text:style-name="T1">"/provision/respons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layer="layout" svg:x1="20.812cm" svg:y1="23.098cm" svg:x2="20.834cm" svg:y2="23.86cm" draw:start-shape="id23" draw:start-glue-point="6" draw:end-shape="id24" draw:end-glue-point="4" svg:d="M20812 23098v382h22v380" svg:viewBox="0 0 23 763">
          <text:p><text:s text:c="3"/>Si</text:p>
        </draw:connector>
        <draw:connector draw:style-name="FLOW_20_Arrow" draw:layer="layout" svg:x1="20.834cm" svg:y1="24.622cm" svg:x2="20.834cm" svg:y2="25.257cm" draw:start-shape="id24" draw:start-glue-point="6" draw:end-shape="id25" draw:end-glue-point="4" svg:d="M20834 24622v635" svg:viewBox="0 0 1 636">
          <text:p/>
        </draw:connector>
        <draw:connector draw:style-name="FLOW_20_Arrow" draw:layer="layout" svg:x1="20.834cm" svg:y1="26.4cm" svg:x2="20.834cm" svg:y2="27.035cm" draw:start-shape="id25" draw:start-glue-point="6" draw:end-shape="id26" draw:end-glue-point="4" svg:d="M20834 26400v635" svg:viewBox="0 0 1 636">
          <text:p/>
        </draw:connector>
        <draw:custom-shape draw:style-name="gr24" draw:text-style-name="P2" xml:id="id27" draw:id="id27" draw:layer="layout" svg:width="4.953cm" svg:height="1.143cm" svg:x="18.272cm" svg:y="28.713cm">
          <text:p text:style-name="P2"><text:span text:style-name="T1">Leer </text:span><text:span text:style-name="T1">Toke</text:span><text:span text:style-name="T1">n de </text:span><text:span text:style-name="T1">provi</text:span><text:span text:style-name="T1">sion </text:span></text:p>
          <text:p text:style-name="P2"><text:span text:style-name="T1">de </text:span><text:span text:style-name="T1">conf_</text:span><text:span text:style-name="T1">provi</text:span><text:span text:style-name="T1">sion.t</text:span><text:span text:style-name="T1">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28" draw:id="id28" draw:layer="layout" svg:width="4.953cm" svg:height="1.143cm" svg:x="18.294cm" svg:y="30.845cm">
          <text:p text:style-name="P2"><text:span text:style-name="T1">Publicar </text:span><text:span text:style-name="T1">Device </text:span><text:span text:style-name="T1">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20.749cm" svg:y1="29.856cm" svg:x2="20.771cm" svg:y2="30.845cm" draw:start-shape="id27" draw:start-glue-point="6" draw:end-shape="id28" draw:end-glue-point="4" svg:d="M20749 29856v494h22v495" svg:viewBox="0 0 23 990">
          <text:p/>
        </draw:connector>
        <draw:connector draw:style-name="FLOW_20_Arrow" draw:layer="layout" svg:x1="20.834cm" svg:y1="28.178cm" svg:x2="20.749cm" svg:y2="28.713cm" draw:start-shape="id26" draw:start-glue-point="6" draw:end-shape="id27" draw:end-glue-point="4" svg:d="M20834 28178v267h-85v268" svg:viewBox="0 0 86 536">
          <text:p/>
        </draw:connector>
        <draw:custom-shape draw:style-name="gr21" draw:text-style-name="P1" xml:id="id29" draw:id="id29" draw:layer="layout" svg:width="5.842cm" svg:height="1.778cm" svg:x="17.891cm" svg:y="32.75cm">
          <text:p text:style-name="P1"><text:span text:style-name="T1">Nuevo mensaje </text:span><text:span text:style-name="T1">MQT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20.771cm" svg:y1="31.988cm" svg:x2="20.812cm" svg:y2="32.75cm" draw:start-shape="id28" draw:start-glue-point="6" draw:end-shape="id29" draw:end-glue-point="4" svg:d="M20771 31988v381h41v381" svg:viewBox="0 0 42 763">
          <text:p/>
        </draw:connector>
        <draw:connector draw:style-name="FLOW_20_Arrow" draw:layer="layout" svg:x1="23.733cm" svg:y1="33.639cm" svg:x2="20.812cm" svg:y2="32.75cm" draw:start-shape="id29" draw:start-glue-point="7" draw:end-shape="id29" draw:end-glue-point="4" svg:d="M23733 33639h528v-1416h-3449v527" svg:viewBox="0 0 3450 1417">
          <text:p/>
        </draw:connector>
        <draw:custom-shape draw:style-name="gr21" draw:text-style-name="P1" xml:id="id30" draw:id="id30" draw:layer="layout" svg:width="5.842cm" svg:height="1.778cm" svg:x="18.018cm" svg:y="35.29cm">
          <text:p text:style-name="P1"><text:span text:style-name="T1">status==”SUCCESS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20.812cm" svg:y1="34.528cm" svg:x2="20.939cm" svg:y2="35.29cm" draw:start-shape="id29" draw:start-glue-point="6" draw:end-shape="id30" draw:end-glue-point="4" svg:d="M20812 34528v382h127v380" svg:viewBox="0 0 128 763">
          <text:p/>
        </draw:connector>
        <draw:custom-shape draw:style-name="gr24" draw:text-style-name="P2" xml:id="id31" draw:id="id31" draw:layer="layout" svg:width="4.953cm" svg:height="1.143cm" svg:x="21.593cm" svg:y="37.322cm">
          <text:p text:style-name="P2"><text:span text:style-name="T1">Guardar 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23.86cm" svg:y1="36.179cm" svg:x2="24.07cm" svg:y2="37.322cm" draw:start-shape="id30" draw:start-glue-point="7" draw:end-shape="id31" draw:end-glue-point="4" svg:d="M23860 36179h210v1143" svg:viewBox="0 0 211 1144">
          <text:p/>
        </draw:connector>
        <draw:connector draw:style-name="FLOW_20_Arrow" draw:layer="layout" svg:x1="18.018cm" svg:y1="36.179cm" svg:x2="17.574cm" svg:y2="37.322cm" draw:start-shape="id30" draw:start-glue-point="5" draw:end-shape="id32" draw:end-glue-point="4" svg:d="M18018 36179h-444v1143" svg:viewBox="0 0 445 1144">
          <text:p/>
        </draw:connector>
        <draw:custom-shape draw:style-name="gr24" draw:text-style-name="P2" xml:id="id32" draw:id="id32" draw:layer="layout" svg:width="4.953cm" svg:height="1.143cm" svg:x="15.097cm" svg:y="37.322cm">
          <text:p text:style-name="P2"><text:span text:style-name="T1">Borrar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3" draw:id="id33" draw:layer="layout" svg:width="2.794cm" svg:height="1.016cm" draw:transform="rotate (0.000174532925199433) translate (19.415cm 39.735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17.574cm" svg:y1="38.465cm" svg:x2="20.812cm" svg:y2="39.735cm" draw:start-shape="id32" draw:start-glue-point="6" draw:end-shape="id33" draw:end-glue-point="4" svg:d="M17574 38465v635h3238v635" svg:viewBox="0 0 3239 1271">
          <text:p/>
        </draw:connector>
        <draw:connector draw:style-name="FLOW_20_Arrow" draw:layer="layout" svg:x1="24.07cm" svg:y1="38.465cm" svg:x2="20.812cm" svg:y2="39.735cm" draw:start-shape="id31" draw:start-glue-point="6" draw:end-shape="id33" draw:end-glue-point="4" svg:d="M24070 38465v635h-3258v635" svg:viewBox="0 0 3259 1271">
          <text:p/>
        </draw:connector>
        <draw:connector draw:style-name="gr8" draw:layer="layout" draw:line-skew="-3.791cm 7.683cm" svg:x1="17.891cm" svg:y1="22.209cm" svg:x2="20.812cm" svg:y2="39.735cm" draw:start-shape="id23" draw:start-glue-point="5" draw:end-shape="id33" draw:end-glue-point="4" svg:d="M17891 22209h-4318v16891h7239v635" svg:viewBox="0 0 7240 17527">
          <text:p text:style-name="P15"><text:s text:c="4"/>No</text:p>
        </draw:connector>
      </draw:page>
      <draw:page draw:name="page2" draw:style-name="dp1" draw:master-page-name="Default">
        <draw:custom-shape draw:style-name="gr7" draw:text-style-name="P1" xml:id="id36" draw:id="id36" draw:layer="layout" svg:width="4.445cm" svg:height="2.286cm" svg:x="6.118cm" svg:y="6.615cm">
          <text:p text:style-name="P1"><text:span text:style-name="T1">Medición </text:span></text:p>
          <text:p text:style-name="P1"><text:span text:style-name="T1">inhibi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" xml:id="id34" draw:id="id34" draw:layer="layout" svg:width="4.379cm" svg:height="1.016cm" draw:transform="rotate (0.000174532925199433) translate (6.184cm 2.063cm)">
          <text:p text:style-name="P2"><text:span text:style-name="T1">Timer de medi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8.374cm" svg:y1="3.079cm" svg:x2="8.346cm" svg:y2="4.475cm" draw:start-shape="id34" draw:start-glue-point="6" draw:end-shape="id35" draw:end-glue-point="4" svg:d="M8374 3079v698h-28v698" svg:viewBox="0 0 29 1397">
          <text:p/>
        </draw:connector>
        <draw:custom-shape draw:style-name="gr26" draw:text-style-name="P2" xml:id="id35" draw:id="id35" draw:layer="layout" svg:width="3.672cm" svg:height="1.016cm" svg:x="6.51cm" svg:y="4.475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8.346cm" svg:y1="5.491cm" svg:x2="8.341cm" svg:y2="6.615cm" draw:start-shape="id35" draw:start-glue-point="6" draw:end-shape="id36" draw:end-glue-point="4" svg:d="M8346 5491v563h-5v561" svg:viewBox="0 0 6 1125">
          <text:p/>
        </draw:connector>
        <draw:custom-shape draw:style-name="gr27" draw:text-style-name="P1" xml:id="id38" draw:id="id38" draw:layer="layout" svg:width="5.207cm" svg:height="2.54cm" svg:x="5.771cm" svg:y="12.594cm">
          <text:p text:style-name="P1"><text:span text:style-name="T1">Medición de </text:span></text:p>
          <text:p text:style-name="P1"><text:span text:style-name="T1">TEMP y HUM </text:span></text:p>
          <text:p text:style-name="P1"><text:span text:style-name="T1">exitos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2" draw:id="id42" draw:layer="layout" svg:width="4.572cm" svg:height="2.286cm" svg:x="6.025cm" svg:y="19.598cm">
          <text:p text:style-name="P1"><text:span text:style-name="T1">PID Activ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" xml:id="id46" draw:id="id46" draw:layer="layout" svg:width="6.432cm" svg:height="5.561cm" svg:x="5.174cm" svg:y="27.218cm">
          <text:p text:style-name="P1"><text:span text:style-name="T1"># de elementos en </text:span></text:p>
          <text:p text:style-name="P1"><text:span text:style-name="T1">arreglo de muestras</text:span></text:p>
          <text:p text:style-name="P1"><text:span text:style-name="T1"><text:s/></text:span><text:span text:style-name="T1">&gt; </text:span></text:p>
          <text:p text:style-name="P1"><text:span text:style-name="T1">cantidad de </text:span></text:p>
          <text:p text:style-name="P1"><text:span text:style-name="T1">muestras máxi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39" draw:id="id39" draw:layer="layout" svg:width="3.556cm" svg:height="1.397cm" svg:x="9.962cm" svg:y="14.899cm">
          <text:p text:style-name="P2"><text:span text:style-name="T1">Guardar </text:span></text:p>
          <text:p text:style-name="P2"><text:span text:style-name="T1">nueva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40" draw:id="id40" draw:layer="layout" svg:width="3.556cm" svg:height="1.397cm" svg:x="2.977cm" svg:y="14.899cm">
          <text:p text:style-name="P2"><text:span text:style-name="T1">Repetir </text:span></text:p>
          <text:p text:style-name="P2"><text:span text:style-name="T1">medición anteri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41" draw:id="id41" draw:layer="layout" svg:width="3.556cm" svg:height="1.27cm" svg:x="6.533cm" svg:y="17.693cm">
          <text:p text:style-name="P2"><text:span text:style-name="T1">Leer Sensores</text:span></text:p>
          <text:p text:style-name="P2"><text:span text:style-name="T1"><text:s/></text:span><text:span text:style-name="T1">V, I, Luz int y 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" xml:id="id44" draw:id="id44" draw:layer="layout" svg:width="3.937cm" svg:height="1.651cm" svg:x="10.089cm" svg:y="21.757cm">
          <text:p text:style-name="P2"><text:span text:style-name="T1">Actualizar valor de </text:span></text:p>
          <text:p text:style-name="P2"><text:span text:style-name="T1">PWM según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" xml:id="id43" draw:id="id43" draw:layer="layout" svg:width="3.937cm" svg:height="1.397cm" svg:x="2.342cm" svg:y="22.011cm">
          <text:p text:style-name="P2"><text:span text:style-name="T1">Mantener el mismo</text:span></text:p>
          <text:p text:style-name="P2"><text:span text:style-name="T1">valor de PW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xml:id="id45" draw:id="id45" draw:layer="layout" svg:width="4.191cm" svg:height="1.397cm" svg:x="6.279cm" svg:y="24.805cm">
          <text:p text:style-name="P11"><text:span text:style-name="T1">Agregar medición a </text:span></text:p>
          <text:p text:style-name="P11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" xml:id="id47" draw:id="id47" draw:layer="layout" svg:width="3.848cm" svg:height="1.37cm" svg:x="10.635cm" svg:y="31.89cm">
          <text:p text:style-name="P2"><text:span text:style-name="T1">Descartar muestra </text:span></text:p>
          <text:p text:style-name="P2"><text:span text:style-name="T1">mas viej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" xml:id="id48" draw:id="id48" draw:layer="layout" svg:width="4.193cm" svg:height="1.016cm" draw:transform="rotate (0.000174532925199433) translate (6.332cm 38.339cm)">
          <text:p text:style-name="P2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8.341cm" svg:y1="8.901cm" svg:x2="8.361cm" svg:y2="10.1cm" draw:start-shape="id36" draw:start-glue-point="6" draw:end-shape="id37" draw:end-glue-point="4" svg:d="M8341 8901v600h20v599" svg:viewBox="0 0 21 1200">
          <text:p><text:span text:style-name="T1">No</text:span></text:p>
        </draw:connector>
        <draw:connector draw:style-name="gr8" draw:text-style-name="P2" draw:layer="layout" svg:x1="10.978cm" svg:y1="13.864cm" svg:x2="11.74cm" svg:y2="14.899cm" draw:start-shape="id38" draw:start-glue-point="7" draw:end-shape="id39" draw:end-glue-point="4" svg:d="M10978 13864h762v1035" svg:viewBox="0 0 763 1036">
          <text:p><text:span text:style-name="T1">Si</text:span></text:p>
        </draw:connector>
        <draw:connector draw:style-name="gr8" draw:text-style-name="P10" draw:layer="layout" svg:x1="5.771cm" svg:y1="13.864cm" svg:x2="4.755cm" svg:y2="14.899cm" draw:start-shape="id38" draw:start-glue-point="5" draw:end-shape="id40" draw:end-glue-point="4" svg:d="M5771 13864h-1016v1035" svg:viewBox="0 0 1017 1036">
          <text:p text:style-name="P4"><text:span text:style-name="T1">No</text:span></text:p>
        </draw:connector>
        <draw:connector draw:style-name="FLOW_20_Arrow" draw:text-style-name="P3" draw:layer="layout" svg:x1="4.755cm" svg:y1="16.296cm" svg:x2="8.311cm" svg:y2="17.693cm" draw:start-shape="id40" draw:start-glue-point="6" draw:end-shape="id41" draw:end-glue-point="4" svg:d="M4755 16296v699h3556v698" svg:viewBox="0 0 3557 1398">
          <text:p/>
        </draw:connector>
        <draw:connector draw:style-name="FLOW_20_Arrow" draw:text-style-name="P3" draw:layer="layout" svg:x1="11.74cm" svg:y1="16.296cm" svg:x2="8.311cm" svg:y2="17.693cm" draw:start-shape="id39" draw:start-glue-point="6" draw:end-shape="id41" draw:end-glue-point="4" svg:d="M11740 16296v699h-3429v698" svg:viewBox="0 0 3430 1398">
          <text:p/>
        </draw:connector>
        <draw:connector draw:style-name="FLOW_20_Arrow" draw:text-style-name="P3" draw:layer="layout" svg:x1="8.311cm" svg:y1="18.963cm" svg:x2="8.311cm" svg:y2="19.598cm" draw:start-shape="id41" draw:start-glue-point="6" draw:end-shape="id42" draw:end-glue-point="4" svg:d="M8311 18963v635" svg:viewBox="0 0 1 636">
          <text:p/>
        </draw:connector>
        <draw:connector draw:style-name="gr8" draw:text-style-name="P10" draw:layer="layout" svg:x1="6.025cm" svg:y1="20.741cm" svg:x2="4.311cm" svg:y2="22.011cm" draw:start-shape="id42" draw:start-glue-point="5" draw:end-shape="id43" draw:end-glue-point="4" svg:d="M6025 20741h-1714v1270" svg:viewBox="0 0 1715 1271">
          <text:p text:style-name="P4"><text:span text:style-name="T1">No</text:span></text:p>
        </draw:connector>
        <draw:connector draw:style-name="gr8" draw:text-style-name="P2" draw:layer="layout" svg:x1="10.597cm" svg:y1="20.741cm" svg:x2="12.058cm" svg:y2="21.757cm" draw:start-shape="id42" draw:start-glue-point="7" draw:end-shape="id44" draw:end-glue-point="4" svg:d="M10597 20741h1461v1016" svg:viewBox="0 0 1462 1017">
          <text:p><text:span text:style-name="T1">Si</text:span></text:p>
        </draw:connector>
        <draw:connector draw:style-name="FLOW_20_Arrow" draw:text-style-name="P3" draw:layer="layout" svg:x1="4.311cm" svg:y1="23.408cm" svg:x2="8.375cm" svg:y2="24.805cm" draw:start-shape="id43" draw:start-glue-point="6" draw:end-shape="id45" draw:end-glue-point="4" svg:d="M4311 23408v698h4064v699" svg:viewBox="0 0 4065 1398">
          <text:p/>
        </draw:connector>
        <draw:connector draw:style-name="FLOW_20_Arrow" draw:text-style-name="P3" draw:layer="layout" svg:x1="12.058cm" svg:y1="23.408cm" svg:x2="8.375cm" svg:y2="24.805cm" draw:start-shape="id44" draw:start-glue-point="6" draw:end-shape="id45" draw:end-glue-point="4" svg:d="M12058 23408v698h-3683v699" svg:viewBox="0 0 3684 1398">
          <text:p/>
        </draw:connector>
        <draw:connector draw:style-name="FLOW_20_Arrow" draw:text-style-name="P3" draw:layer="layout" svg:x1="8.375cm" svg:y1="26.202cm" svg:x2="8.39cm" svg:y2="27.218cm" draw:start-shape="id45" draw:start-glue-point="6" draw:end-shape="id46" draw:end-glue-point="4" svg:d="M8375 26202v508h15v508" svg:viewBox="0 0 16 1017">
          <text:p/>
        </draw:connector>
        <draw:connector draw:style-name="gr8" draw:text-style-name="P2" draw:layer="layout" svg:x1="11.606cm" svg:y1="29.999cm" svg:x2="12.559cm" svg:y2="31.89cm" draw:start-shape="id46" draw:start-glue-point="7" draw:end-shape="id47" draw:end-glue-point="4" svg:d="M11606 29999h953v1891" svg:viewBox="0 0 954 1892">
          <text:p><text:span text:style-name="T1">Si</text:span></text:p>
        </draw:connector>
        <draw:connector draw:style-name="gr8" draw:text-style-name="P7" draw:layer="layout" draw:line-skew="-3.574cm 13.956cm" svg:x1="6.118cm" svg:y1="7.758cm" svg:x2="8.429cm" svg:y2="38.338cm" draw:start-shape="id36" draw:start-glue-point="5" draw:end-shape="id48" draw:end-glue-point="4" svg:d="M6118 7758h-4102v29818h6413v762" svg:viewBox="0 0 6414 30581">
          <text:p text:style-name="P6"><text:span text:style-name="T1">Si</text:span></text:p>
        </draw:connector>
        <draw:custom-shape draw:style-name="gr35" draw:text-style-name="P2" xml:id="id37" draw:id="id37" draw:layer="layout" svg:width="3.656cm" svg:height="1.397cm" svg:x="6.533cm" svg:y="10.1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8.361cm" svg:y1="11.497cm" svg:x2="8.375cm" svg:y2="12.594cm" draw:start-shape="id37" draw:start-glue-point="6" draw:end-shape="id38" draw:end-glue-point="4" svg:d="M8361 11497v549h14v548" svg:viewBox="0 0 15 1098">
          <text:p/>
        </draw:connector>
        <draw:custom-shape draw:style-name="gr36" draw:text-style-name="P2" xml:id="id49" draw:id="id49" draw:layer="layout" svg:width="4.699cm" svg:height="1.397cm" svg:x="6.063cm" svg:y="34.965cm">
          <text:p text:style-name="P2"><text:span text:style-name="T1">Desinhibi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39cm" svg:y1="32.779cm" svg:x2="8.413cm" svg:y2="34.965cm" draw:start-shape="id46" draw:start-glue-point="6" draw:end-shape="id49" draw:end-glue-point="4" svg:d="M8390 32779v1093h23v1093" svg:viewBox="0 0 24 2187">
          <text:p><text:span text:style-name="T1"><text:s text:c="3"/></text:span><text:span text:style-name="T1">No</text:span></text:p>
        </draw:connector>
        <draw:connector draw:style-name="FLOW_20_Arrow" draw:text-style-name="P3" draw:layer="layout" svg:x1="12.559cm" svg:y1="33.26cm" svg:x2="8.413cm" svg:y2="34.965cm" draw:start-shape="id47" draw:start-glue-point="6" draw:end-shape="id49" draw:end-glue-point="4" svg:d="M12559 33260v853h-4146v852" svg:viewBox="0 0 4147 1706">
          <text:p/>
        </draw:connector>
        <draw:connector draw:style-name="FLOW_20_Arrow" draw:text-style-name="P3" draw:layer="layout" svg:x1="8.413cm" svg:y1="36.362cm" svg:x2="8.429cm" svg:y2="38.338cm" draw:start-shape="id49" draw:start-glue-point="6" draw:end-shape="id48" draw:end-glue-point="4" svg:d="M8413 36362v988h16v988" svg:viewBox="0 0 17 1977">
          <text:p/>
        </draw:connector>
        <draw:custom-shape draw:style-name="gr37" draw:text-style-name="P1" xml:id="id50" draw:id="id50" draw:layer="layout" svg:width="4.445cm" svg:height="1.905cm" svg:x="22.209cm" svg:y="8.157cm">
          <text:p text:style-name="P1"><text:span text:style-name="T1">Últi</text:span><text:span text:style-name="T1">ma </text:span><text:span text:style-name="T1">Mue</text:span><text:span text:style-name="T1">str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2" xml:id="id57" draw:id="id57" draw:layer="layout" svg:width="4.379cm" svg:height="1.016cm" draw:transform="rotate (0.000174532925199433) translate (22.228cm 2.271cm)">
          <text:p text:style-name="P2"><text:span text:style-name="T1">Timer de escane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2" xml:id="id56" draw:id="id56" draw:layer="layout" svg:width="3.672cm" svg:height="1.016cm" svg:x="22.581cm" svg:y="4.001cm">
          <text:p text:style-name="P2"><text:span text:style-name="T1">Des</text:span><text:span text:style-name="T1">habi</text:span><text:span text:style-name="T1">litar </text:span></text:p>
          <text:p text:style-name="P2"><text:span text:style-name="T1">Tim</text:span><text:span text:style-name="T1">er </text:span><text:span text:style-name="T1">de </text:span><text:span text:style-name="T1">med</text:span><text:span text:style-name="T1">ició</text:span><text:span text:style-name="T1">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55" draw:id="id55" draw:layer="layout" svg:width="3.672cm" svg:height="1.016cm" svg:x="22.581cm" svg:y="5.652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1" xml:id="id51" draw:id="id51" draw:layer="layout" svg:width="4.445cm" svg:height="2.251cm" svg:x="16.729cm" svg:y="11.459cm">
          <text:p text:style-name="P1"><text:span text:style-name="T1">Última Magnit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2" xml:id="id52" draw:id="id52" draw:layer="layout" svg:width="3.672cm" svg:height="1.27cm" svg:x="17.121cm" svg:y="14.599cm">
          <text:p text:style-name="P2"><text:span text:style-name="T1">Acumular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2" xml:id="id53" draw:id="id53" draw:layer="layout" svg:width="4.164cm" svg:height="1.27cm" svg:x="16.883cm" svg:y="16.9cm">
          <text:p text:style-name="P2"><text:span text:style-name="T1">Siguiente magnitu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22.209cm" svg:y1="9.11cm" svg:x2="18.952cm" svg:y2="11.459cm" draw:start-shape="id50" draw:start-glue-point="5" draw:end-shape="id51" draw:end-glue-point="4" svg:d="M22209 9110h-3257v2349" svg:viewBox="0 0 3258 2350">
          <text:p text:style-name="P4"><text:span text:style-name="T1"><text:s text:c="3"/></text:span><text:span text:style-name="T1">No</text:span></text:p>
        </draw:connector>
        <draw:connector draw:style-name="gr8" draw:text-style-name="P2" draw:layer="layout" svg:x1="18.952cm" svg:y1="13.71cm" svg:x2="18.957cm" svg:y2="14.599cm" draw:start-shape="id51" draw:start-glue-point="6" draw:end-shape="id52" draw:end-glue-point="4" svg:d="M18952 13710v445h5v444" svg:viewBox="0 0 6 890">
          <text:p><text:span text:style-name="T1"><text:s text:c="3"/></text:span><text:span text:style-name="T1">No</text:span></text:p>
        </draw:connector>
        <draw:connector draw:style-name="FLOW_20_Arrow" draw:text-style-name="P3" draw:layer="layout" svg:x1="18.957cm" svg:y1="15.869cm" svg:x2="18.965cm" svg:y2="16.9cm" draw:start-shape="id52" draw:start-glue-point="6" draw:end-shape="id53" draw:end-glue-point="4" svg:d="M18957 15869v516h8v515" svg:viewBox="0 0 9 1032">
          <text:p/>
        </draw:connector>
        <draw:custom-shape draw:style-name="gr41" draw:text-style-name="P2" xml:id="id54" draw:id="id54" draw:layer="layout" svg:width="4.445cm" svg:height="1.397cm" svg:x="14.843cm" svg:y="6.506cm">
          <text:p text:style-name="P2"><text:span text:style-name="T1">Siguiente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svg:x1="16.729cm" svg:y1="12.585cm" svg:x2="17.066cm" svg:y2="7.903cm" draw:start-shape="id51" draw:start-glue-point="5" draw:end-shape="id54" draw:end-glue-point="6" svg:d="M16729 12585h-528v-2904h865v-1778" svg:viewBox="0 0 866 4683">
          <text:p text:style-name="P4"><text:span text:style-name="T1">Si</text:span></text:p>
          <text:p text:style-name="P4"><text:span text:style-name="T1"/></text:p>
        </draw:connector>
        <draw:connector draw:style-name="FLOW_20_Arrow" draw:text-style-name="P3" draw:layer="layout" svg:x1="19.288cm" svg:y1="7.205cm" svg:x2="24.432cm" svg:y2="8.157cm" draw:start-shape="id54" draw:start-glue-point="7" draw:end-shape="id50" draw:end-glue-point="4" svg:d="M19288 7205h5144v952" svg:viewBox="0 0 5145 953">
          <text:p/>
        </draw:connector>
        <draw:connector draw:style-name="FLOW_20_Arrow" draw:text-style-name="P3" draw:layer="layout" svg:x1="18.965cm" svg:y1="18.17cm" svg:x2="18.952cm" svg:y2="11.459cm" draw:start-shape="id53" draw:start-glue-point="6" draw:end-shape="id51" draw:end-glue-point="4" svg:d="M18965 18170v528h2736v-7767h-2749v528" svg:viewBox="0 0 2750 7768">
          <text:p/>
        </draw:connector>
        <draw:connector draw:style-name="FLOW_20_Arrow" draw:text-style-name="P3" draw:layer="layout" svg:x1="24.417cm" svg:y1="6.668cm" svg:x2="24.432cm" svg:y2="8.157cm" draw:start-shape="id55" draw:start-glue-point="6" draw:end-shape="id50" draw:end-glue-point="4" svg:d="M24417 6668v745h15v744" svg:viewBox="0 0 16 1490">
          <text:p/>
        </draw:connector>
        <draw:connector draw:style-name="FLOW_20_Arrow" draw:text-style-name="P3" draw:layer="layout" svg:x1="24.417cm" svg:y1="5.017cm" svg:x2="24.417cm" svg:y2="5.652cm" draw:start-shape="id56" draw:start-glue-point="6" draw:end-shape="id55" draw:end-glue-point="4" svg:d="M24417 5017v635" svg:viewBox="0 0 1 636">
          <text:p/>
        </draw:connector>
        <draw:connector draw:style-name="FLOW_20_Arrow" draw:text-style-name="P3" draw:layer="layout" svg:x1="24.418cm" svg:y1="3.287cm" svg:x2="24.417cm" svg:y2="4.001cm" draw:start-shape="id57" draw:start-glue-point="6" draw:end-shape="id56" draw:end-glue-point="4" svg:d="M24418 3287v357h-1v357" svg:viewBox="0 0 2 715">
          <text:p/>
        </draw:connector>
        <draw:custom-shape draw:style-name="gr39" draw:text-style-name="P2" xml:id="id58" draw:id="id58" draw:layer="layout" svg:width="3.672cm" svg:height="1.27cm" svg:x="22.616cm" svg:y="11.459cm">
          <text:p text:style-name="P2"><text:span text:style-name="T1">Limpiar </text:span><text:span text:style-name="T1">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" xml:id="id59" draw:id="id59" draw:layer="layout" svg:width="4.318cm" svg:height="2.032cm" svg:x="22.293cm" svg:y="13.618cm">
          <text:p text:style-name="P1"><text:span text:style-name="T1">Dividir </text:span><text:span text:style-name="T1">magnitudes</text:span></text:p>
          <text:p text:style-name="P1"><text:span text:style-name="T1">acumuladas </text:span><text:span text:style-name="T1">por </text:span></text:p>
          <text:p text:style-name="P1"><text:span text:style-name="T1">cantidad de </text:span><text:span text:style-name="T1">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2" xml:id="id60" draw:id="id60" draw:layer="layout" svg:width="4.318cm" svg:height="2.032cm" svg:x="22.293cm" svg:y="16.412cm">
          <text:p text:style-name="P2"><text:span text:style-name="T1">Asignar tag</text:span></text:p>
          <text:p text:style-name="P2"><text:span text:style-name="T1">a cada </text:span><text:span text:style-name="T1">magnitud </text:span></text:p>
          <text:p text:style-name="P2"><text:span text:style-name="T1">y convertir en</text:span></text:p>
          <text:p text:style-name="P2"><text:span text:style-name="T1">Diccio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2" xml:id="id61" draw:id="id61" draw:layer="layout" svg:width="3.672cm" svg:height="1.27cm" svg:x="22.616cm" svg:y="19.333cm">
          <text:p text:style-name="P2"><text:span text:style-name="T1">Publica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62" draw:id="id62" draw:layer="layout" svg:width="4.379cm" svg:height="1.016cm" draw:transform="rotate (0.000174532925199433) translate (22.263cm 21.492cm)">
          <text:p text:style-name="P1"><text:span text:style-name="T1">Fin de </text:span><text:span text:style-name="T1">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4.432cm" svg:y1="10.062cm" svg:x2="24.452cm" svg:y2="11.459cm" draw:start-shape="id50" draw:start-glue-point="6" draw:end-shape="id58" draw:end-glue-point="4" svg:d="M24432 10062v699h20v698" svg:viewBox="0 0 21 1398">
          <text:p><text:span text:style-name="T1"><text:s text:c="3"/></text:span><text:span text:style-name="T1">Si</text:span></text:p>
        </draw:connector>
        <draw:connector draw:style-name="FLOW_20_Arrow" draw:text-style-name="P3" draw:layer="layout" svg:x1="24.452cm" svg:y1="12.729cm" svg:x2="24.452cm" svg:y2="13.618cm" draw:start-shape="id58" draw:start-glue-point="6" draw:end-shape="id59" draw:end-glue-point="4" svg:d="M24452 12729v889" svg:viewBox="0 0 1 890">
          <text:p/>
        </draw:connector>
        <draw:connector draw:style-name="FLOW_20_Arrow" draw:text-style-name="P3" draw:layer="layout" svg:x1="24.452cm" svg:y1="15.65cm" svg:x2="24.452cm" svg:y2="16.412cm" draw:start-shape="id59" draw:start-glue-point="6" draw:end-shape="id60" draw:end-glue-point="4" svg:d="M24452 15650v762" svg:viewBox="0 0 1 763">
          <text:p/>
        </draw:connector>
        <draw:connector draw:style-name="FLOW_20_Arrow" draw:text-style-name="P3" draw:layer="layout" svg:x1="24.452cm" svg:y1="18.444cm" svg:x2="24.452cm" svg:y2="19.333cm" draw:start-shape="id60" draw:start-glue-point="6" draw:end-shape="id61" draw:end-glue-point="4" svg:d="M24452 18444v889" svg:viewBox="0 0 1 890">
          <text:p/>
        </draw:connector>
        <draw:connector draw:style-name="FLOW_20_Arrow" draw:text-style-name="P3" draw:layer="layout" svg:x1="24.452cm" svg:y1="20.603cm" svg:x2="24.453cm" svg:y2="21.491cm" draw:start-shape="id61" draw:start-glue-point="6" draw:end-shape="id62" draw:end-glue-point="4" svg:d="M24452 20603v445h1v443" svg:viewBox="0 0 2 889">
          <text:p/>
        </draw:connector>
      </draw:page>
      <draw:page draw:name="page3" draw:style-name="dp1" draw:master-page-name="Default">
        <draw:custom-shape draw:style-name="gr43" draw:text-style-name="P1" xml:id="id63" draw:id="id63" draw:layer="layout" svg:width="5.715cm" svg:height="1.397cm" svg:x="2.474cm" svg:y="9.35cm">
          <text:p text:style-name="P1"><text:span text:style-name="T1">Method == g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93" draw:id="id93" draw:layer="layout" svg:width="6.123cm" svg:height="1.777cm" svg:x="2.27cm" svg:y="6.335cm">
          <text:p text:style-name="P2"><text:span text:style-name="T1">Reemplazar </text:span></text:p>
          <text:p text:style-name="P2"><text:span text:style-name="T1">request por response </text:span></text:p>
          <text:p text:style-name="P2"><text:span text:style-name="T1">en nombre de topic y gua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" xml:id="id91" draw:id="id91" draw:layer="layout" svg:width="4.447cm" svg:height="1.397cm" draw:transform="rotate (0.000174532925199433) translate (3.108cm 1.635cm)">
          <text:p text:style-name="P2"><text:span text:style-name="T1">Nuevo mensaje en</text:span></text:p>
          <text:p text:style-name="P2"><text:span text:style-name="T1">Topics subscrip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6" draw:text-style-name="P2" xml:id="id64" draw:id="id64" draw:layer="layout" svg:width="4.599cm" svg:height="1.142cm" svg:x="7.521cm" svg:y="10.647cm">
          <text:p text:style-name="P2"><text:span text:style-name="T1">Publicar PWM Actua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" xml:id="id65" draw:id="id65" draw:layer="layout" svg:width="6.25cm" svg:height="1.397cm" svg:x="2.193cm" svg:y="12.987cm">
          <text:p text:style-name="P1"><text:span text:style-name="T1">Method == g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66" draw:id="id66" draw:layer="layout" svg:width="4.599cm" svg:height="1.142cm" svg:x="7.521cm" svg:y="14.306cm">
          <text:p text:style-name="P2"><text:span text:style-name="T1">Publicar estado</text:span></text:p>
          <text:p text:style-name="P2"><text:span text:style-name="T1">actual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10" draw:layer="layout" svg:x1="8.189cm" svg:y1="10.049cm" svg:x2="9.821cm" svg:y2="10.647cm" draw:start-shape="id63" draw:start-glue-point="7" draw:end-shape="id64" draw:end-glue-point="4" svg:d="M8189 10049h1632v598" svg:viewBox="0 0 1633 599">
          <text:p text:style-name="P4"><text:span text:style-name="T1">Si</text:span></text:p>
        </draw:connector>
        <draw:connector draw:style-name="gr8" draw:text-style-name="P2" draw:layer="layout" svg:x1="5.331cm" svg:y1="10.747cm" svg:x2="5.318cm" svg:y2="12.987cm" draw:start-shape="id63" draw:start-glue-point="6" draw:end-shape="id65" draw:end-glue-point="4" svg:d="M5331 10747v1120h-13v1120" svg:viewBox="0 0 14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9.821cm" svg:y1="11.789cm" svg:x2="5.318cm" svg:y2="12.987cm" draw:start-shape="id64" draw:start-glue-point="6" draw:end-shape="id65" draw:end-glue-point="4" svg:d="M9821 11789v472h-4503v726" svg:viewBox="0 0 4504 1199">
          <text:p/>
        </draw:connector>
        <draw:connector draw:style-name="gr8" draw:text-style-name="P2" draw:layer="layout" svg:x1="8.443cm" svg:y1="13.686cm" svg:x2="9.821cm" svg:y2="14.306cm" draw:start-shape="id65" draw:start-glue-point="7" draw:end-shape="id66" draw:end-glue-point="4" svg:d="M8443 13686h1378v620" svg:viewBox="0 0 1379 621">
          <text:p><text:span text:style-name="T1">Si</text:span></text:p>
        </draw:connector>
        <draw:custom-shape draw:style-name="gr49" draw:text-style-name="P1" xml:id="id67" draw:id="id67" draw:layer="layout" svg:width="6.604cm" svg:height="1.397cm" svg:x="2.016cm" svg:y="16.623cm">
          <text:p text:style-name="P1"><text:span text:style-name="T1">Method == g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68" draw:id="id68" draw:layer="layout" svg:width="4.599cm" svg:height="1.142cm" svg:x="7.521cm" svg:y="17.964cm">
          <text:p text:style-name="P2"><text:span text:style-name="T1">Public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" xml:id="id69" draw:id="id69" draw:layer="layout" svg:width="6.25cm" svg:height="1.397cm" svg:x="2.193cm" svg:y="20.26cm">
          <text:p text:style-name="P1"><text:span text:style-name="T1">Method == g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70" draw:id="id70" draw:layer="layout" svg:width="4.599cm" svg:height="1.142cm" svg:x="7.521cm" svg:y="21.623cm">
          <text:p text:style-name="P2"><text:span text:style-name="T1">Public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62cm" svg:y1="17.322cm" svg:x2="9.821cm" svg:y2="17.964cm" draw:start-shape="id67" draw:start-glue-point="7" draw:end-shape="id68" draw:end-glue-point="4" svg:d="M8620 17322h1201v642" svg:viewBox="0 0 1202 643">
          <text:p><text:span text:style-name="T1">Si</text:span></text:p>
        </draw:connector>
        <draw:connector draw:style-name="gr8" draw:text-style-name="P2" draw:layer="layout" svg:x1="5.318cm" svg:y1="18.02cm" svg:x2="5.318cm" svg:y2="20.26cm" draw:start-shape="id67" draw:start-glue-point="6" draw:end-shape="id69" draw:end-glue-point="4" svg:d="M5318 18020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9.821cm" svg:y1="19.106cm" svg:x2="5.318cm" svg:y2="20.26cm" draw:start-shape="id68" draw:start-glue-point="6" draw:end-shape="id69" draw:end-glue-point="4" svg:d="M9821 19106v450h-4503v704" svg:viewBox="0 0 4504 1155">
          <text:p/>
        </draw:connector>
        <draw:connector draw:style-name="gr8" draw:text-style-name="P2" draw:layer="layout" svg:x1="8.443cm" svg:y1="20.959cm" svg:x2="9.821cm" svg:y2="21.623cm" draw:start-shape="id69" draw:start-glue-point="7" draw:end-shape="id70" draw:end-glue-point="4" svg:d="M8443 20959h1378v664" svg:viewBox="0 0 1379 665">
          <text:p><text:span text:style-name="T1">Si</text:span></text:p>
        </draw:connector>
        <draw:connector draw:style-name="gr8" draw:text-style-name="P2" draw:layer="layout" svg:x1="5.318cm" svg:y1="14.384cm" svg:x2="5.318cm" svg:y2="16.623cm" draw:start-shape="id65" draw:start-glue-point="6" draw:end-shape="id67" draw:end-glue-point="4" svg:d="M5318 14384v2239" svg:viewBox="0 0 1 2240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9.821cm" svg:y1="15.448cm" svg:x2="5.318cm" svg:y2="16.623cm" draw:start-shape="id66" draw:start-glue-point="6" draw:end-shape="id67" draw:end-glue-point="4" svg:d="M9821 15448v588h-4503v587" svg:viewBox="0 0 4504 1176">
          <text:p/>
        </draw:connector>
        <draw:custom-shape draw:style-name="gr43" draw:text-style-name="P1" xml:id="id71" draw:id="id71" draw:layer="layout" svg:width="5.715cm" svg:height="1.397cm" svg:x="13.51cm" svg:y="4.311cm">
          <text:p text:style-name="P1"><text:span text:style-name="T1">Method == s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" xml:id="id72" draw:id="id72" draw:layer="layout" svg:width="5.207cm" svg:height="1.142cm" svg:x="18.266cm" svg:y="5.697cm">
          <text:p text:style-name="P2"><text:span text:style-name="T1">Setear </text:span></text:p>
          <text:p text:style-name="P2"><text:span text:style-name="T1">valor de PW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" xml:id="id73" draw:id="id73" draw:layer="layout" svg:width="6.25cm" svg:height="1.397cm" svg:x="13.242cm" svg:y="7.948cm">
          <text:p text:style-name="P1"><text:span text:style-name="T1">Method == s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74" draw:id="id74" draw:layer="layout" svg:width="4.599cm" svg:height="1.142cm" svg:x="18.57cm" svg:y="9.356cm">
          <text:p text:style-name="P2"><text:span text:style-name="T1">Setear </text:span></text:p>
          <text:p text:style-name="P2"><text:span text:style-name="T1">estado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225cm" svg:y1="5.01cm" svg:x2="20.87cm" svg:y2="5.697cm" draw:start-shape="id71" draw:start-glue-point="7" draw:end-shape="id72" draw:end-glue-point="4" svg:d="M19225 5010h1645v687" svg:viewBox="0 0 1646 688">
          <text:p><text:span text:style-name="T1">Si</text:span></text:p>
        </draw:connector>
        <draw:connector draw:style-name="gr8" draw:text-style-name="P2" draw:layer="layout" svg:x1="16.367cm" svg:y1="5.708cm" svg:x2="16.367cm" svg:y2="7.948cm" draw:start-shape="id71" draw:start-glue-point="6" draw:end-shape="id73" draw:end-glue-point="4" svg:d="M16367 5708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20.87cm" svg:y1="6.839cm" svg:x2="16.367cm" svg:y2="7.948cm" draw:start-shape="id72" draw:start-glue-point="6" draw:end-shape="id73" draw:end-glue-point="4" svg:d="M20870 6839v428h-4503v681" svg:viewBox="0 0 4504 1110">
          <text:p/>
        </draw:connector>
        <draw:connector draw:style-name="gr8" draw:text-style-name="P2" draw:layer="layout" svg:x1="19.492cm" svg:y1="8.647cm" svg:x2="20.87cm" svg:y2="9.356cm" draw:start-shape="id73" draw:start-glue-point="7" draw:end-shape="id74" draw:end-glue-point="4" svg:d="M19492 8647h1378v709" svg:viewBox="0 0 1379 710">
          <text:p><text:span text:style-name="T1">Si</text:span></text:p>
        </draw:connector>
        <draw:custom-shape draw:style-name="gr49" draw:text-style-name="P1" xml:id="id75" draw:id="id75" draw:layer="layout" svg:width="6.604cm" svg:height="1.397cm" svg:x="13.065cm" svg:y="11.584cm">
          <text:p text:style-name="P1"><text:span text:style-name="T1">Method == s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76" draw:id="id76" draw:layer="layout" svg:width="4.599cm" svg:height="1.142cm" svg:x="18.57cm" svg:y="13.014cm">
          <text:p text:style-name="P2"><text:span text:style-name="T1">Sete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1" xml:id="id77" draw:id="id77" draw:layer="layout" svg:width="6.25cm" svg:height="1.397cm" svg:x="13.242cm" svg:y="15.221cm">
          <text:p text:style-name="P1"><text:span text:style-name="T1">Method == s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78" draw:id="id78" draw:layer="layout" svg:width="4.599cm" svg:height="1.142cm" svg:x="18.57cm" svg:y="16.673cm">
          <text:p text:style-name="P2"><text:span text:style-name="T1">Sete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669cm" svg:y1="12.283cm" svg:x2="20.87cm" svg:y2="13.014cm" draw:start-shape="id75" draw:start-glue-point="7" draw:end-shape="id76" draw:end-glue-point="4" svg:d="M19669 12283h1201v731" svg:viewBox="0 0 1202 732">
          <text:p><text:span text:style-name="T1">Si</text:span></text:p>
        </draw:connector>
        <draw:connector draw:style-name="gr8" draw:text-style-name="P2" draw:layer="layout" svg:x1="16.367cm" svg:y1="12.981cm" svg:x2="16.367cm" svg:y2="15.221cm" draw:start-shape="id75" draw:start-glue-point="6" draw:end-shape="id77" draw:end-glue-point="4" svg:d="M16367 12981v2240" svg:viewBox="0 0 1 2241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20.87cm" svg:y1="14.156cm" svg:x2="16.367cm" svg:y2="15.221cm" draw:start-shape="id76" draw:start-glue-point="6" draw:end-shape="id77" draw:end-glue-point="4" svg:d="M20870 14156v406h-4503v659" svg:viewBox="0 0 4504 1066">
          <text:p/>
        </draw:connector>
        <draw:connector draw:style-name="gr8" draw:text-style-name="P2" draw:layer="layout" svg:x1="19.492cm" svg:y1="15.92cm" svg:x2="20.87cm" svg:y2="16.673cm" draw:start-shape="id77" draw:start-glue-point="7" draw:end-shape="id78" draw:end-glue-point="4" svg:d="M19492 15920h1378v753" svg:viewBox="0 0 1379 754">
          <text:p><text:span text:style-name="T1">Si</text:span></text:p>
        </draw:connector>
        <draw:connector draw:style-name="gr8" draw:text-style-name="P2" draw:layer="layout" svg:x1="16.367cm" svg:y1="9.345cm" svg:x2="16.367cm" svg:y2="11.584cm" draw:start-shape="id73" draw:start-glue-point="6" draw:end-shape="id75" draw:end-glue-point="4" svg:d="M16367 9345v2239" svg:viewBox="0 0 1 2240">
          <text:p><text:span text:style-name="T1"><text:s text:c="3"/></text:span><text:span text:style-name="T1">No</text:span></text:p>
        </draw:connector>
        <draw:connector draw:style-name="FLOW_20_Arrow" draw:text-style-name="P3" draw:layer="layout" svg:x1="20.87cm" svg:y1="10.498cm" svg:x2="16.367cm" svg:y2="11.584cm" draw:start-shape="id74" draw:start-glue-point="6" draw:end-shape="id75" draw:end-glue-point="4" svg:d="M20870 10498v543h-4503v543" svg:viewBox="0 0 4504 1087">
          <text:p/>
        </draw:connector>
        <draw:custom-shape draw:style-name="gr47" draw:text-style-name="P1" xml:id="id79" draw:id="id79" draw:layer="layout" svg:width="6.25cm" svg:height="1.397cm" svg:x="2.194cm" svg:y="23.861cm">
          <text:p text:style-name="P1"><text:span text:style-name="T1">Method == g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80" draw:id="id80" draw:layer="layout" svg:width="5.416cm" svg:height="1.142cm" svg:x="6.922cm" svg:y="25.224cm">
          <text:p text:style-name="P2"><text:span text:style-name="T1">Publicar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444cm" svg:y1="24.56cm" svg:x2="9.63cm" svg:y2="25.224cm" draw:start-shape="id79" draw:start-glue-point="7" draw:end-shape="id80" draw:end-glue-point="4" svg:d="M8444 24560h1186v664" svg:viewBox="0 0 1187 665">
          <text:p><text:span text:style-name="T1">Si</text:span></text:p>
        </draw:connector>
        <draw:connector draw:style-name="gr8" draw:text-style-name="P2" draw:layer="layout" svg:x1="5.318cm" svg:y1="21.657cm" svg:x2="5.319cm" svg:y2="23.861cm" draw:start-shape="id69" draw:start-glue-point="6" draw:end-shape="id79" draw:end-glue-point="4" svg:d="M5318 21657v1102h1v1102" svg:viewBox="0 0 2 2205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9.821cm" svg:y1="22.765cm" svg:x2="5.319cm" svg:y2="23.861cm" draw:start-shape="id70" draw:start-glue-point="6" draw:end-shape="id79" draw:end-glue-point="4" svg:d="M9821 22765v548h-4502v548" svg:viewBox="0 0 4503 1097">
          <text:p/>
        </draw:connector>
        <draw:custom-shape draw:style-name="gr47" draw:text-style-name="P1" xml:id="id81" draw:id="id81" draw:layer="layout" svg:width="6.25cm" svg:height="1.397cm" svg:x="2.165cm" svg:y="27.562cm">
          <text:p text:style-name="P1"><text:span text:style-name="T1">Method == g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82" draw:id="id82" draw:layer="layout" svg:width="4.599cm" svg:height="1.142cm" svg:x="7.493cm" svg:y="28.925cm">
          <text:p text:style-name="P2"><text:span text:style-name="T1">Publicar tiempo</text:span></text:p>
          <text:p text:style-name="P2"><text:span text:style-name="T1">entre consultas 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8.415cm" svg:y1="28.261cm" svg:x2="9.793cm" svg:y2="28.925cm" draw:start-shape="id81" draw:start-glue-point="7" draw:end-shape="id82" draw:end-glue-point="4" svg:d="M8415 28261h1378v664" svg:viewBox="0 0 1379 665">
          <text:p><text:span text:style-name="T1">Si</text:span></text:p>
        </draw:connector>
        <draw:connector draw:style-name="FLOW_20_Arrow" draw:text-style-name="P3" draw:layer="layout" svg:x1="5.319cm" svg:y1="25.258cm" svg:x2="5.29cm" svg:y2="27.562cm" draw:start-shape="id79" draw:start-glue-point="6" draw:end-shape="id81" draw:end-glue-point="4" svg:d="M5319 25258v1152h-29v1152" svg:viewBox="0 0 30 2305">
          <text:p/>
        </draw:connector>
        <draw:custom-shape draw:style-name="gr47" draw:text-style-name="P1" xml:id="id83" draw:id="id83" draw:layer="layout" svg:width="6.25cm" svg:height="1.397cm" svg:x="13.242cm" svg:y="18.876cm">
          <text:p text:style-name="P1"><text:span text:style-name="T1">Method == s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84" draw:id="id84" draw:layer="layout" svg:width="5.416cm" svg:height="1.142cm" svg:x="18.605cm" svg:y="20.339cm">
          <text:p text:style-name="P2"><text:span text:style-name="T1">Setear nueva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492cm" svg:y1="19.575cm" svg:x2="21.313cm" svg:y2="20.339cm" draw:start-shape="id83" draw:start-glue-point="7" draw:end-shape="id84" draw:end-glue-point="4" svg:d="M19492 19575h1821v764" svg:viewBox="0 0 1822 765">
          <text:p><text:span text:style-name="T1">Si</text:span></text:p>
        </draw:connector>
        <draw:custom-shape draw:style-name="gr47" draw:text-style-name="P1" xml:id="id85" draw:id="id85" draw:layer="layout" svg:width="6.25cm" svg:height="1.397cm" svg:x="13.242cm" svg:y="27.977cm">
          <text:p text:style-name="P1"><text:span text:style-name="T1">Method == s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86" draw:id="id86" draw:layer="layout" svg:width="4.599cm" svg:height="1.142cm" svg:x="18.643cm" svg:y="29.34cm">
          <text:p text:style-name="P2"><text:span text:style-name="T1">Setear tiempo</text:span></text:p>
          <text:p text:style-name="P2"><text:span text:style-name="T1">entre consul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9.492cm" svg:y1="28.676cm" svg:x2="20.943cm" svg:y2="29.34cm" draw:start-shape="id85" draw:start-glue-point="7" draw:end-shape="id86" draw:end-glue-point="4" svg:d="M19492 28676h1451v664" svg:viewBox="0 0 1452 665">
          <text:p><text:span text:style-name="T1">Si</text:span></text:p>
        </draw:connector>
        <draw:connector draw:style-name="gr8" draw:text-style-name="P2" draw:layer="layout" svg:x1="16.367cm" svg:y1="20.273cm" svg:x2="16.367cm" svg:y2="27.977cm" draw:start-shape="id83" draw:start-glue-point="6" draw:end-shape="id85" draw:end-glue-point="4" svg:d="M16367 20273v7704" svg:viewBox="0 0 1 7705">
          <text:p><text:span text:style-name="T1"><text:s text:c="3"/></text:span><text:span text:style-name="T1">No</text:span></text:p>
        </draw:connector>
        <draw:connector draw:style-name="gr8" draw:text-style-name="P2" draw:layer="layout" svg:x1="16.367cm" svg:y1="16.618cm" svg:x2="16.367cm" svg:y2="18.876cm" draw:start-shape="id77" draw:start-glue-point="6" draw:end-shape="id83" draw:end-glue-point="4" svg:d="M16367 16618v2258" svg:viewBox="0 0 1 2259">
          <text:p><text:span text:style-name="T1"><text:s text:c="3"/></text:span><text:span text:style-name="T1">No</text:span></text:p>
        </draw:connector>
        <draw:connector draw:style-name="FLOW_20_Arrow" draw:text-style-name="P3" draw:layer="layout" svg:x1="20.87cm" svg:y1="17.815cm" svg:x2="16.367cm" svg:y2="18.876cm" draw:start-shape="id78" draw:start-glue-point="6" draw:end-shape="id83" draw:end-glue-point="4" svg:d="M20870 17815v531h-4503v530" svg:viewBox="0 0 4504 1062">
          <text:p/>
        </draw:connector>
        <draw:custom-shape draw:style-name="gr52" draw:text-style-name="P2" xml:id="id87" draw:id="id87" draw:layer="layout" svg:width="6.872cm" svg:height="1.142cm" svg:x="17.877cm" svg:y="22.14cm">
          <text:p text:style-name="P2"><text:span text:style-name="T1">Promediar muestras almacenad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2" xml:id="id88" draw:id="id88" draw:layer="layout" svg:width="5.416cm" svg:height="1.142cm" svg:x="18.605cm" svg:y="23.941cm">
          <text:p text:style-name="P2"><text:span text:style-name="T1">Borrar 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2" xml:id="id89" draw:id="id89" draw:layer="layout" svg:width="5.416cm" svg:height="1.142cm" svg:x="18.605cm" svg:y="25.742cm">
          <text:p text:style-name="P2"><text:span text:style-name="T1">Guardar promedio en </text:span></text:p>
          <text:p text:style-name="P2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21.313cm" svg:y1="21.481cm" svg:x2="21.313cm" svg:y2="22.14cm" draw:start-shape="id84" draw:start-glue-point="6" draw:end-shape="id87" draw:end-glue-point="4" svg:d="M21313 21481v659" svg:viewBox="0 0 1 660">
          <text:p/>
        </draw:connector>
        <draw:connector draw:style-name="FLOW_20_Arrow" draw:text-style-name="P3" draw:layer="layout" svg:x1="21.313cm" svg:y1="23.282cm" svg:x2="21.313cm" svg:y2="23.941cm" draw:start-shape="id87" draw:start-glue-point="6" draw:end-shape="id88" draw:end-glue-point="4" svg:d="M21313 23282v659" svg:viewBox="0 0 1 660">
          <text:p/>
        </draw:connector>
        <draw:connector draw:style-name="FLOW_20_Arrow" draw:text-style-name="P3" draw:layer="layout" svg:x1="21.313cm" svg:y1="25.083cm" svg:x2="21.313cm" svg:y2="25.742cm" draw:start-shape="id88" draw:start-glue-point="6" draw:end-shape="id89" draw:end-glue-point="4" svg:d="M21313 25083v659" svg:viewBox="0 0 1 660">
          <text:p/>
        </draw:connector>
        <draw:connector draw:style-name="FLOW_20_Arrow" draw:text-style-name="P3" draw:layer="layout" svg:x1="21.313cm" svg:y1="26.884cm" svg:x2="16.367cm" svg:y2="27.977cm" draw:start-shape="id89" draw:start-glue-point="6" draw:end-shape="id85" draw:end-glue-point="4" svg:d="M21313 26884v547h-4946v546" svg:viewBox="0 0 4947 1094">
          <text:p/>
        </draw:connector>
        <draw:connector draw:style-name="FLOW_20_Arrow" draw:text-style-name="P3" draw:layer="layout" svg:x1="9.63cm" svg:y1="26.366cm" svg:x2="5.29cm" svg:y2="27.562cm" draw:start-shape="id80" draw:start-glue-point="6" draw:end-shape="id81" draw:end-glue-point="4" svg:d="M9630 26366v598h-4340v598" svg:viewBox="0 0 4341 1197">
          <text:p/>
        </draw:connector>
        <draw:connector draw:style-name="gr53" draw:text-style-name="P3" draw:layer="layout" draw:line-skew="0.544cm" svg:x1="5.29cm" svg:y1="28.959cm" svg:x2="9.776cm" svg:y2="30.608cm" draw:start-shape="id81" draw:start-glue-point="6" svg:d="M5290 28959v1632h4486v17" svg:viewBox="0 0 4487 1650">
          <text:p text:style-name="P3">No</text:p>
        </draw:connector>
        <draw:custom-shape draw:style-name="gr46" draw:text-style-name="P2" xml:id="id92" draw:id="id92" draw:layer="layout" svg:width="4.599cm" svg:height="1.142cm" svg:x="3.032cm" svg:y="4.303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" xml:id="id90" draw:id="id90" draw:layer="layout" svg:width="5.615cm" svg:height="1.142cm" svg:x="13.523cm" svg:y="31.626cm">
          <text:p text:style-name="P2"><text:span text:style-name="T1">Escribir configuración en 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6.367cm" svg:y1="29.374cm" svg:x2="16.331cm" svg:y2="31.626cm" draw:start-shape="id85" draw:start-glue-point="6" draw:end-shape="id90" draw:end-glue-point="4" svg:d="M16367 29374v1126h-36v1126" svg:viewBox="0 0 37 2253">
          <text:p text:style-name="P3"><text:s text:c="3"/>No</text:p>
        </draw:connector>
        <draw:connector draw:style-name="FLOW_20_Arrow" draw:text-style-name="P3" draw:layer="layout" svg:x1="20.943cm" svg:y1="30.482cm" svg:x2="16.331cm" svg:y2="31.626cm" draw:start-shape="id86" draw:start-glue-point="6" draw:end-shape="id90" draw:end-glue-point="4" svg:d="M20943 30482v573h-4612v571" svg:viewBox="0 0 4613 1145">
          <text:p/>
        </draw:connector>
        <draw:custom-shape draw:style-name="gr55" draw:text-style-name="P2" xml:id="id94" draw:id="id94" draw:layer="layout" svg:width="6.858cm" svg:height="1.142cm" svg:x="12.901cm" svg:y="33.549cm">
          <text:p text:style-name="P2"><text:span text:style-name="T1">Publicar Configuración Actualiz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2" xml:id="id95" draw:id="id95" draw:layer="layout" svg:width="4.064cm" svg:height="1.142cm" svg:x="14.289cm" svg:y="35.474cm">
          <text:p text:style-name="P2"><text:span text:style-name="T1">Des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5.332cm" svg:y1="3.032cm" svg:x2="5.332cm" svg:y2="4.303cm" draw:start-shape="id91" draw:start-glue-point="6" draw:end-shape="id92" draw:end-glue-point="4" svg:d="M5332 3032v1271" svg:viewBox="0 0 1 1272">
          <text:p/>
        </draw:connector>
        <draw:connector draw:style-name="FLOW_20_Arrow" draw:text-style-name="P3" draw:layer="layout" svg:x1="5.332cm" svg:y1="5.445cm" svg:x2="5.332cm" svg:y2="6.335cm" draw:start-shape="id92" draw:start-glue-point="6" draw:end-shape="id93" draw:end-glue-point="4" svg:d="M5332 5445v890" svg:viewBox="0 0 1 891">
          <text:p/>
        </draw:connector>
        <draw:connector draw:style-name="FLOW_20_Arrow" draw:text-style-name="P3" draw:layer="layout" svg:x1="5.332cm" svg:y1="8.112cm" svg:x2="5.331cm" svg:y2="9.35cm" draw:start-shape="id93" draw:start-glue-point="6" draw:end-shape="id63" draw:end-glue-point="4" svg:d="M5332 8112v619h-1v619" svg:viewBox="0 0 2 1239">
          <text:p/>
        </draw:connector>
        <draw:connector draw:style-name="FLOW_20_Arrow" draw:text-style-name="P3" draw:layer="layout" svg:x1="16.331cm" svg:y1="32.768cm" svg:x2="16.33cm" svg:y2="33.549cm" draw:start-shape="id90" draw:start-glue-point="6" draw:end-shape="id94" draw:end-glue-point="4" svg:d="M16331 32768v391h-1v390" svg:viewBox="0 0 2 782">
          <text:p/>
        </draw:connector>
        <draw:connector draw:style-name="FLOW_20_Arrow" draw:text-style-name="P3" draw:layer="layout" svg:x1="16.33cm" svg:y1="34.691cm" svg:x2="16.321cm" svg:y2="35.474cm" draw:start-shape="id94" draw:start-glue-point="6" draw:end-shape="id95" draw:end-glue-point="4" svg:d="M16330 34691v392h-9v391" svg:viewBox="0 0 10 784">
          <text:p/>
        </draw:connector>
        <draw:custom-shape draw:style-name="gr45" draw:text-style-name="P2" xml:id="id96" draw:id="id96" draw:layer="layout" svg:width="4.447cm" svg:height="1.397cm" draw:transform="rotate (0.000174532925199433) translate (14.106cm 37.476cm)">
          <text:p text:style-name="P2"><text:span text:style-name="T1">Fin de subrutin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6.321cm" svg:y1="36.616cm" svg:x2="16.33cm" svg:y2="37.475cm" draw:start-shape="id95" draw:start-glue-point="6" draw:end-shape="id96" draw:end-glue-point="4" svg:d="M16321 36616v430h9v429" svg:viewBox="0 0 10 860">
          <text:p/>
        </draw:connector>
        <draw:connector draw:style-name="FLOW_20_Arrow" draw:layer="layout" svg:x1="9.793cm" svg:y1="30.067cm" svg:x2="16.367cm" svg:y2="4.311cm" draw:start-shape="id82" draw:start-glue-point="6" draw:end-shape="id71" draw:end-glue-point="4" svg:d="M9793 30067v528h3008v-26812h3566v528" svg:viewBox="0 0 6575 2681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2-05-16T21:37:42.683409599</dc:date>
    <meta:editing-duration>PT1H45M37S</meta:editing-duration>
    <meta:editing-cycles>17</meta:editing-cycles>
    <meta:generator>LibreOffice/6.4.7.2$Linux_X86_64 LibreOffice_project/40$Build-2</meta:generator>
    <meta:document-statistic meta:object-count="213"/>
  </office:meta>
</office:document-meta>
</file>